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1" style:family="graphic" style:parent-style-name="objectwithoutfill">
      <style:graphic-properties svg:stroke-color="#ffffff" draw:marker-end="Arrow" draw:marker-end-width="0.3cm" draw:fill="none" draw:fill-color="#0000cc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none" draw:fill-color="#0000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3.048cm" svg:x="21.336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112cm" svg:y1="3.556cm" svg:x2="21.336cm" svg:y2="3.486cm">
          <text:p/>
        </draw:line>
        <draw:line draw:style-name="gr2" draw:text-style-name="P1" draw:layer="layout" svg:x1="21.336cm" svg:y1="1.524cm" svg:x2="7.366cm" svg:y2="1.524cm">
          <text:p/>
        </draw:line>
        <draw:custom-shape draw:style-name="gr1" draw:text-style-name="P1" draw:layer="layout" svg:width="4.572cm" svg:height="2.286cm" svg:x="20.828cm" svg:y="4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1cm" svg:x="22.134cm" svg:y="6.4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2cm" svg:x="21.699cm" svg:y="5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2cm" svg:x="23.658cm" svg:y="5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1cm" svg:x="21.046cm" svg:y="6.4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71cm" svg:height="0.001cm" svg:x="22.787cm" svg:y="5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2cm" svg:x="22.787cm" svg:y="5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1cm" svg:x="23.223cm" svg:y="6.4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1cm" svg:x="24.311cm" svg:y="6.40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322cm" svg:y1="5.874cm" svg:x2="7.622cm" svg:y2="5.874cm">
          <text:p/>
        </draw:line>
        <draw:line draw:style-name="gr2" draw:text-style-name="P1" draw:layer="layout" svg:x1="7.366cm" svg:y1="8.89cm" svg:x2="19.812cm" svg:y2="8.89cm">
          <text:p/>
        </draw:line>
        <draw:custom-shape draw:style-name="gr1" draw:text-style-name="P1" draw:layer="layout" svg:width="6.096cm" svg:height="1.016cm" svg:x="19.812cm" svg:y="8.38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574cm" svg:y1="8.382cm" svg:x2="20.574cm" svg:y2="9.398cm">
          <text:p/>
        </draw:line>
        <draw:line draw:style-name="gr5" draw:text-style-name="P1" draw:layer="layout" svg:x1="21.082cm" svg:y1="8.382cm" svg:x2="21.082cm" svg:y2="9.398cm">
          <text:p/>
        </draw:line>
        <draw:line draw:style-name="gr5" draw:text-style-name="P1" draw:layer="layout" svg:x1="23.622cm" svg:y1="8.382cm" svg:x2="23.622cm" svg:y2="9.398cm">
          <text:p/>
        </draw:line>
        <draw:line draw:style-name="gr5" draw:text-style-name="P1" draw:layer="layout" svg:x1="24.13cm" svg:y1="8.382cm" svg:x2="24.13cm" svg:y2="9.398cm">
          <text:p/>
        </draw:line>
        <draw:line draw:style-name="gr5" draw:text-style-name="P1" draw:layer="layout" svg:x1="21.59cm" svg:y1="8.382cm" svg:x2="21.59cm" svg:y2="9.398cm">
          <text:p/>
        </draw:line>
        <draw:line draw:style-name="gr5" draw:text-style-name="P1" draw:layer="layout" svg:x1="22.098cm" svg:y1="8.382cm" svg:x2="22.098cm" svg:y2="9.398cm">
          <text:p/>
        </draw:line>
        <draw:line draw:style-name="gr5" draw:text-style-name="P1" draw:layer="layout" svg:x1="24.638cm" svg:y1="8.382cm" svg:x2="24.638cm" svg:y2="9.398cm">
          <text:p/>
        </draw:line>
        <draw:custom-shape draw:style-name="gr1" draw:text-style-name="P1" draw:layer="layout" svg:width="3.755cm" svg:height="2.54cm" svg:x="21.59cm" svg:y="10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75cm" svg:height="2.14cm" svg:x="22.08cm" svg:y="10.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842cm" svg:height="1.27cm" svg:x="20.828cm" svg:y="14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2.848cm" svg:x="21.082cm" svg:y="16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59cm" svg:y1="16.964cm" svg:x2="21.59cm" svg:y2="19.812cm">
          <text:p/>
        </draw:line>
        <draw:line draw:style-name="gr5" draw:text-style-name="P1" draw:layer="layout" svg:x1="22.098cm" svg:y1="16.964cm" svg:x2="22.098cm" svg:y2="19.812cm">
          <text:p/>
        </draw:line>
        <draw:line draw:style-name="gr5" draw:text-style-name="P1" draw:layer="layout" svg:x1="24.638cm" svg:y1="16.964cm" svg:x2="24.638cm" svg:y2="19.812cm">
          <text:p/>
        </draw:line>
        <draw:line draw:style-name="gr5" draw:text-style-name="P1" draw:layer="layout" svg:x1="25.146cm" svg:y1="16.964cm" svg:x2="25.146cm" svg:y2="19.812cm">
          <text:p/>
        </draw:line>
        <draw:line draw:style-name="gr5" draw:text-style-name="P1" draw:layer="layout" svg:x1="22.606cm" svg:y1="16.964cm" svg:x2="22.606cm" svg:y2="19.812cm">
          <text:p/>
        </draw:line>
        <draw:line draw:style-name="gr5" draw:text-style-name="P1" draw:layer="layout" svg:x1="23.114cm" svg:y1="16.964cm" svg:x2="23.114cm" svg:y2="19.812cm">
          <text:p/>
        </draw:line>
        <draw:line draw:style-name="gr5" draw:text-style-name="P1" draw:layer="layout" svg:x1="25.654cm" svg:y1="16.964cm" svg:x2="25.654cm" svg:y2="19.812cm">
          <text:p/>
        </draw:line>
        <draw:line draw:style-name="gr7" draw:text-style-name="P1" draw:layer="layout" svg:x1="21.59cm" svg:y1="11.938cm" svg:x2="7.366cm" svg:y2="11.938cm">
          <text:p/>
        </draw:line>
        <draw:line draw:style-name="gr7" draw:text-style-name="P1" draw:layer="layout" svg:x1="20.828cm" svg:y1="14.986cm" svg:x2="7.112cm" svg:y2="14.986cm">
          <text:p/>
        </draw:line>
        <draw:line draw:style-name="gr7" draw:text-style-name="P1" draw:layer="layout" svg:x1="7.112cm" svg:y1="17.018cm" svg:x2="20.574cm" svg:y2="17.018cm">
          <text:p/>
        </draw:line>
        <draw:line draw:style-name="gr5" draw:text-style-name="P1" draw:layer="layout" svg:x1="7.112cm" svg:y1="0.508cm" svg:x2="7.112cm" svg:y2="20.574cm">
          <text:p/>
        </draw:line>
        <draw:frame draw:style-name="gr8" draw:layer="layout" svg:width="13.041cm" svg:height="0.962cm" svg:x="8.041cm" svg:y="0.508cm">
          <draw:text-box>
            <text:p>1a:Lock and download to check for overlaps </text:p>
          </draw:text-box>
        </draw:frame>
        <draw:frame draw:style-name="gr9" draw:layer="layout" svg:width="3.461cm" svg:height="0.962cm" svg:x="23.876cm" svg:y="1.016cm">
          <draw:text-box>
            <text:p>Query Log</text:p>
          </draw:text-box>
        </draw:frame>
        <draw:frame draw:style-name="gr9" draw:layer="layout" svg:width="3.499cm" svg:height="0.962cm" svg:x="23.679cm" svg:y="3.577cm">
          <draw:text-box>
            <text:p>PD-ORAM</text:p>
          </draw:text-box>
        </draw:frame>
        <draw:frame draw:style-name="gr10" draw:layer="layout" svg:width="4.659cm" svg:height="1.016cm" svg:x="23.114cm" svg:y="7.366cm">
          <draw:text-box>
            <text:p>PM Result Log</text:p>
          </draw:text-box>
        </draw:frame>
        <draw:frame draw:style-name="gr9" draw:layer="layout" svg:width="3.707cm" svg:height="0.962cm" svg:x="24.384cm" svg:y="9.652cm">
          <draw:text-box>
            <text:p>RingORAM</text:p>
          </draw:text-box>
        </draw:frame>
        <draw:frame draw:style-name="gr9" draw:layer="layout" svg:width="2.123cm" svg:height="0.962cm" svg:x="25.563cm" svg:y="13.262cm">
          <draw:text-box>
            <text:p>Stash</text:p>
          </draw:text-box>
        </draw:frame>
        <draw:frame draw:style-name="gr9" draw:layer="layout" svg:width="5.044cm" svg:height="0.962cm" svg:x="23.15cm" svg:y="16.002cm">
          <draw:text-box>
            <text:p>Data Result Log</text:p>
          </draw:text-box>
        </draw:frame>
        <draw:frame draw:style-name="gr9" draw:layer="layout" svg:width="10.061cm" svg:height="0.962cm" svg:x="8.89cm" svg:y="4.372cm">
          <draw:text-box>
            <text:p>2: Read PM entry from PD-ORAM</text:p>
          </draw:text-box>
        </draw:frame>
        <draw:frame draw:style-name="gr9" draw:layer="layout" svg:width="10.649cm" svg:height="0.962cm" svg:x="7.639cm" svg:y="7.166cm">
          <draw:text-box>
            <text:p>3: Write Back entry to PM result Log</text:p>
          </draw:text-box>
        </draw:frame>
        <draw:frame draw:style-name="gr9" draw:layer="layout" svg:width="11.775cm" svg:height="0.962cm" svg:x="8.89cm" svg:y="10.468cm">
          <draw:text-box>
            <text:p>4: Read Required Path from RingORAM</text:p>
          </draw:text-box>
        </draw:frame>
        <draw:frame draw:style-name="gr9" draw:layer="layout" svg:width="4.697cm" svg:height="0.962cm" svg:x="11.051cm" svg:y="13.462cm">
          <draw:text-box>
            <text:p>5: Read Stash </text:p>
          </draw:text-box>
        </draw:frame>
        <draw:frame draw:style-name="gr9" draw:layer="layout" svg:width="12.999cm" svg:height="0.962cm" svg:x="7.575cm" svg:y="15.548cm">
          <draw:text-box>
            <text:p>6: Write back queried block to data result log</text:p>
          </draw:text-box>
        </draw:frame>
        <draw:frame draw:style-name="gr9" draw:layer="layout" svg:width="13.414cm" svg:height="0.962cm" svg:x="7.366cm" svg:y="2.286cm">
          <draw:text-box>
            <text:p>1b: Append entry, write back and release lock </text:p>
          </draw:text-box>
        </draw:frame>
        <draw:frame draw:style-name="gr9" draw:layer="layout" svg:width="2.119cm" svg:height="0.962cm" svg:x="2.199cm" svg:y="0.308cm">
          <draw:text-box>
            <text:p>Client</text:p>
          </draw:text-box>
        </draw:frame>
        <draw:line draw:style-name="gr11" draw:text-style-name="P1" draw:layer="layout" svg:x1="20.32cm" svg:y1="19.304cm" svg:x2="15.748cm" svg:y2="20.32cm">
          <text:p/>
        </draw:line>
        <draw:line draw:style-name="gr11" draw:text-style-name="P1" draw:layer="layout" svg:x1="20.32cm" svg:y1="19.304cm" svg:x2="7.112cm" svg:y2="20.066cm">
          <text:p/>
        </draw:line>
        <draw:line draw:style-name="gr12" draw:text-style-name="P1" draw:layer="layout" svg:x1="20.828cm" svg:y1="18.288cm" svg:x2="7.112cm" svg:y2="18.288cm">
          <text:p/>
        </draw:line>
        <draw:frame draw:style-name="gr13" draw:layer="layout" svg:width="13.462cm" svg:height="0.962cm" svg:x="7.366cm" svg:y="17.272cm">
          <draw:text-box>
            <text:p>7: Read result log after previous clients finish</text:p>
          </draw:text-box>
        </draw:frame>
        <draw:line draw:style-name="gr11" draw:text-style-name="P1" draw:layer="layout" svg:x1="7.366cm" svg:y1="19.558cm" svg:x2="14.478cm" svg:y2="19.304cm">
          <text:p/>
        </draw:line>
        <draw:line draw:style-name="gr12" draw:text-style-name="P1" draw:layer="layout" svg:x1="7.112cm" svg:y1="19.558cm" svg:x2="21.082cm" svg:y2="19.558cm">
          <text:p/>
        </draw:line>
        <draw:frame draw:style-name="gr9" draw:layer="layout" svg:width="13.143cm" svg:height="0.962cm" svg:x="7.427cm" svg:y="18.596cm">
          <draw:text-box>
            <text:p>8: Write back updated block or dummy block 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rin </meta:initial-creator>
    <meta:creation-date>2016-04-03T23:02:01.729148178</meta:creation-date>
    <dc:date>2016-04-04T02:30:13.626791441</dc:date>
    <dc:creator>anrin </dc:creator>
    <meta:editing-duration>PT2H10M52S</meta:editing-duration>
    <meta:editing-cycles>8</meta:editing-cycles>
    <meta:generator>LibreOffice/4.1.3.2$Linux_x86 LibreOffice_project/410m0$Build-2</meta:generator>
    <meta:document-statistic meta:object-count="81"/>
  </office:meta>
</office:document-meta>
</file>